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dbcUsersRepository.setDatasources( DataSourceSelector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UsersRepository.contain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UsersRepository.configure( Configuration 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bstractJdbcUsersRepository.doAdd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dbcUsersRepository.contains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UsersRepository.getUser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listAll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getUserByName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coun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UsersRepository.service( final Service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dbcUsersRepository.removeUser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UsersRepository.doRemove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dbcUsersRepository.doUpdate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dbcUsersRepository.test( String 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dbcUsersRepository.getUserByName( String name , boolean ignoreC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JdbcUsersRepository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bstractJdbcUsersRepository.open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dbcUsersRepository.getUserByNameIterating( String name , boolean ignoreC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dbcUsersReposi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setFileSystem( Fil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UsersRepository.getAllUs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JdbcUsersRepository.getReal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dbcUsersRepository.listUs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